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Te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a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ls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ngers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lander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Poi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poin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T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Schedul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way_id</text:p>
          </table:table-cell>
          <table:table-cell office:value-type="string" calcext:value-type="string">
            <text:p>home_i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Resu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ame_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points_id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Playoff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am_id</text:p>
          </table:table-cell>
          <table:table-cell table:style-name="ce2" office:value-type="string" calcext:value-type="string">
            <text:p>Year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Pull years of d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culate mid-year totals: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able:</text:p>
          </table:table-cell>
          <table:table-cell table:style-name="ce1"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am_ID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GoalDiff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Made_Playoff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Onto machine learnin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08:55:22.5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5:04:13.518000000</meta:creation-date>
    <dc:date>2018-10-01T08:57:21.421000000</dc:date>
    <meta:editing-duration>PT1H31M4S</meta:editing-duration>
    <meta:editing-cycles>7</meta:editing-cycles>
    <meta:generator>LibreOffice/6.0.5.2$Windows_X86_64 LibreOffice_project/54c8cbb85f300ac59db32fe8a675ff7683cd5a16</meta:generator>
    <meta:document-statistic meta:table-count="1" meta:cell-count="99" meta:object-count="0"/>
  </office:meta>
</office:document-meta>
</file>